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f588"/>
    </style:style>
    <style:style style:name="P2" style:family="paragraph" style:parent-style-name="Standard">
      <style:text-properties officeooo:paragraph-rsid="0010e0c4"/>
    </style:style>
    <style:style style:name="T1" style:family="text">
      <style:text-properties officeooo:rsid="000ff5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zrinrus@NazRinRusPC:~/Projects/Skillfactory/NewsPaper$ source venv/bin/activate</text:p>
      <text:p text:style-name="Standard">(venv) nazrinrus@NazRinRusPC:~/Projects/Skillfactory/NewsPaper$ python3 manage.py shell</text:p>
      <text:p text:style-name="Standard">Python 3.10.6 (main, May 29 2023, 11:10:38) [GCC 11.3.0] on linux</text:p>
      <text:p text:style-name="Standard">Type "help", "copyright", "credits" or "license" for more information.</text:p>
      <text:p text:style-name="Standard">(InteractiveConsole)</text:p>
      <text:p text:style-name="Standard">&gt;&gt;&gt; from news.models import *</text:p>
      <text:p text:style-name="Standard">&gt;&gt;&gt; user_1 = User.objects.create(username = 'Pushkin', password = '123', first_name = 'Aleksandr', last_name = 'Pushkin')</text:p>
      <text:p text:style-name="Standard">&gt;&gt;&gt; user_2 = User.objects.create(username = 'Tolstoy', password = '123', first_name = 'Lev', last_name = 'Tolstoy')</text:p>
      <text:p text:style-name="Standard">&gt;&gt;&gt; author_1 = Author.objects.create(user = user_1)</text:p>
      <text:p text:style-name="Standard">&gt;&gt;&gt; author_2 = Author.objects.create(user = user_2)</text:p>
      <text:p text:style-name="Standard">&gt;&gt;&gt; category_1 = Category.objects.create(name_cat = 'love story')</text:p>
      <text:p text:style-name="Standard">&gt;&gt;&gt; category_2 = Category.objects.create(name_cat = 'detective')</text:p>
      <text:p text:style-name="Standard">&gt;&gt;&gt; category_3 = Category.objects.create(name_cat = 'for children')</text:p>
      <text:p text:style-name="Standard">&gt;&gt;&gt; category_4 = Category.objects.create(name_cat = 'history')</text:p>
      <text:p text:style-name="Standard">&gt;&gt;&gt; post_1 = Post.objects.create(author = author_1, position = 'AR', header = 'Ruslan and Ludmila', text_post = 'Текст статьи')</text:p>
      <text:p text:style-name="Standard">&gt;&gt;&gt; post_2 = Post.objects.create(author = author_1, position = 'AR', header = 'Evgeny Onegin', text_post = 'Текст статьи')</text:p>
      <text:p text:style-name="Standard">&gt;&gt;&gt; post_3 = Post.objects.create(author = author_1, position = 'NE', header = 'Bronze Horseman', text_post = 'Текст новости')</text:p>
      <text:p text:style-name="Standard">&gt;&gt;&gt; post_4 = Post.objects.create(author = author_2, position = 'AR', header = 'fables', text_post = 'Текст статьи')</text:p>
      <text:p text:style-name="Standard">&gt;&gt;&gt; post_1.category.add(category_1)</text:p>
      <text:p text:style-name="Standard">&gt;&gt;&gt; post_1.category.add(category_3)</text:p>
      <text:p text:style-name="Standard">&gt;&gt;&gt; post_2.category.add(category_1)</text:p>
      <text:p text:style-name="Standard">&gt;&gt;&gt; post_2.category.add(category_4)</text:p>
      <text:p text:style-name="Standard">&gt;&gt;&gt; post_3.category.add(category_3)</text:p>
      <text:p text:style-name="Standard">&gt;&gt;&gt; post_3.category.add(category_2)</text:p>
      <text:p text:style-name="Standard">&gt;&gt;&gt; post_4.category.add(category_3)</text:p>
      <text:p text:style-name="Standard">&gt;&gt;&gt; post_4.category.add(category_4)</text:p>
      <text:p text:style-name="Standard">&gt;&gt;&gt; comment_1 = Comment.objects.create(post_com = post_1, user_com = user_2, text_com = 'текст комментария')</text:p>
      <text:p text:style-name="Standard">&gt;&gt;&gt; comment_2 = Comment.objects.create(post_com = post_2, user_com = user_2, text_com = 'текст комментария')</text:p>
      <text:p text:style-name="Standard">&gt;&gt;&gt; comment_3 = Comment.objects.create(post_com = post_3, user_com = user_2, text_com = 'текст комментария')</text:p>
      <text:p text:style-name="Standard">&gt;&gt;&gt; comment_4 = Comment.objects.create(post_com = post_4, user_com = user_1, text_com = 'текст комментария')</text:p>
      <text:p text:style-name="Standard">&gt;&gt;&gt; post_1.like()</text:p>
      <text:p text:style-name="Standard">&gt;&gt;&gt; post_2.like()</text:p>
      <text:p text:style-name="Standard">&gt;&gt;&gt; post_3.like()</text:p>
      <text:p text:style-name="Standard">&gt;&gt;&gt; post_4.like()</text:p>
      <text:p text:style-name="Standard">&gt;&gt;&gt; post_2.dislike()</text:p>
      <text:p text:style-name="Standard">&gt;&gt;&gt; comment_1.like()</text:p>
      <text:p text:style-name="Standard">&gt;&gt;&gt; comment_2.like()</text:p>
      <text:p text:style-name="Standard">&gt;&gt;&gt; comment_3.like()</text:p>
      <text:p text:style-name="Standard">&gt;&gt;&gt; comment_4.like()</text:p>
      <text:p text:style-name="Standard">&gt;&gt;&gt; comment_3.dislike()</text:p>
      <text:p text:style-name="Standard">&gt;&gt;&gt; author_1.update_rating()</text:p>
      <text:p text:style-name="P1">&gt;&gt;&gt; author_<text:span text:style-name="T1">2</text:span>.update_rating()</text:p>
      <text:p text:style-name="P1"><text:soft-page-break/>&gt;&gt;&gt; best_author = Author.objects.order_by('-rating')[0]</text:p>
      <text:p text:style-name="P1">&gt;&gt;&gt; User.objects.get(id=best_author.pk).username</text:p>
      <text:p text:style-name="P1">&gt;&gt;&gt; best_author.rating</text:p>
      <text:p text:style-name="P2">&gt;&gt;&gt; best_post = Post.objects.filter(author = best_author.pk).order_by('-rating_post')[0]</text:p>
      <text:p text:style-name="P2">&gt;&gt;&gt; best_post.time_in</text:p>
      <text:p text:style-name="P2">&gt;&gt;&gt; User.objects.get(id = best_author.pk).username</text:p>
      <text:p text:style-name="P2">&gt;&gt;&gt; best_post.rating_post</text:p>
      <text:p text:style-name="P2">&gt;&gt;&gt; best_post.header</text:p>
      <text:p text:style-name="P2">&gt;&gt;&gt; best_post.preview()</text:p>
      <text:p text:style-name="P2">&gt;&gt;&gt; comments_best_post = Comment.objects.filter(post_com = best_post.pk)</text:p>
      <text:p text:style-name="P2">&gt;&gt;&gt; comments_best_post.values('datetime_com', 'user_com__username', 'rating_com', 'text_com'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4:32:38.090324256</meta:creation-date>
    <dc:date>2023-06-22T19:24:35.293790402</dc:date>
    <meta:editing-duration>PT1H51M2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99" meta:character-count="2913" meta:non-whitespace-character-count="2667"/>
  </office:meta>
</office:document-meta>
</file>